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ffffff" draw:textarea-vertical-align="middle" draw:auto-grow-height="false" fo:min-height="0.749cm" fo:min-width="0.499cm"/>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draw:fill="solid" draw:fill-color="#e6e6ff" draw:textarea-horizontal-align="justify" draw:textarea-vertical-align="middle" draw:auto-grow-height="false"/>
    </style:style>
    <style:style style:name="gr5"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text-indent="0cm"/>
    </style:style>
    <style:style style:name="P2" style:family="paragraph">
      <style:text-properties fo:font-size="24pt" fo:font-weight="bold" style:font-size-asian="24pt" style:font-weight-asian="bold" style:font-size-complex="24pt" style:font-weight-complex="bold"/>
    </style:style>
    <style:style style:name="P3" style:family="paragraph">
      <style:paragraph-properties fo:text-align="center"/>
    </style:style>
    <style:style style:name="P4" style:family="paragraph">
      <style:paragraph-properties fo:margin-left="0cm" fo:margin-right="0cm" fo:text-align="center" fo:text-indent="0cm"/>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007cm" svg:height="1.195cm" svg:x="1.635cm" svg:y="1.635cm">
          <draw:text-box>
            <text:p text:style-name="P1"><text:span text:style-name="T1">CLOUDS</text:span></text:p>
          </draw:text-box>
        </draw:frame>
        <draw:custom-shape draw:style-name="gr2" draw:text-style-name="P3" draw:layer="layout" svg:width="7.62cm" svg:height="6.35cm" svg:x="1.635cm" svg:y="4.8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3" draw:text-style-name="P4" draw:layer="layout" svg:width="1.27cm" svg:height="1.27cm" svg:x="4.175cm" svg:y="8.62cm">
          <text:p text:style-name="P4">A</text:p>
        </draw:circle>
        <draw:circle draw:style-name="gr3" draw:text-style-name="P4" draw:layer="layout" svg:width="1.27cm" svg:height="1.27cm" svg:x="6.715cm" svg:y="7.35cm">
          <text:p text:style-name="P4">B</text:p>
        </draw:circle>
        <draw:circle draw:style-name="gr3" draw:text-style-name="P4" draw:layer="layout" svg:width="1.27cm" svg:height="1.27cm" svg:x="6.18cm" svg:y="8.82cm">
          <text:p text:style-name="P4">C</text:p>
        </draw:circle>
        <draw:custom-shape draw:style-name="gr4" draw:text-style-name="P4" draw:layer="layout" svg:width="3.81cm" svg:height="1.27cm" svg:x="2.905cm" svg:y="6.08cm">
          <text:p text:style-name="P4">Diagnosis1</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5.335cm" svg:x="2.905cm" svg:y="13.065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3" draw:text-style-name="P4" draw:layer="layout" svg:width="1.27cm" svg:height="1.27cm" svg:x="5.445cm" svg:y="16.24cm">
          <text:p text:style-name="P4">A</text:p>
        </draw:circle>
        <draw:circle draw:style-name="gr3" draw:text-style-name="P4" draw:layer="layout" svg:width="1.27cm" svg:height="1.27cm" svg:x="7.985cm" svg:y="15.605cm">
          <text:p text:style-name="P4">F</text:p>
        </draw:circle>
        <draw:custom-shape draw:style-name="gr4" draw:text-style-name="P4" draw:layer="layout" svg:width="3.81cm" svg:height="1.27cm" svg:x="4.175cm" svg:y="14.335cm">
          <text:p text:style-name="P4">Diagnosis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6.35cm" svg:x="10.635cm" svg:y="7.5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3" draw:text-style-name="P4" draw:layer="layout" svg:width="1.27cm" svg:height="1.27cm" svg:x="13.175cm" svg:y="11.32cm">
          <text:p text:style-name="P4">A</text:p>
        </draw:circle>
        <draw:circle draw:style-name="gr3" draw:text-style-name="P4" draw:layer="layout" svg:width="1.27cm" svg:height="1.27cm" svg:x="15.715cm" svg:y="10.05cm">
          <text:p text:style-name="P4">B</text:p>
        </draw:circle>
        <draw:circle draw:style-name="gr3" draw:text-style-name="P4" draw:layer="layout" svg:width="1.27cm" svg:height="1.27cm" svg:x="15.18cm" svg:y="11.52cm">
          <text:p text:style-name="P4">G</text:p>
        </draw:circle>
        <draw:custom-shape draw:style-name="gr4" draw:text-style-name="P4" draw:layer="layout" svg:width="3.81cm" svg:height="1.27cm" svg:x="11.905cm" svg:y="8.78cm">
          <text:p text:style-name="P4">Diagnosis4</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6.985cm" svg:height="8.12cm" svg:x="10.525cm" svg:y="17.0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3" draw:text-style-name="P4" draw:layer="layout" svg:width="1.27cm" svg:height="1.27cm" svg:x="11.795cm" svg:y="20.685cm">
          <text:p text:style-name="P4">E</text:p>
        </draw:circle>
        <draw:circle draw:style-name="gr3" draw:text-style-name="P4" draw:layer="layout" svg:width="1.27cm" svg:height="1.27cm" svg:x="13.7cm" svg:y="20.685cm">
          <text:p text:style-name="P4">B</text:p>
        </draw:circle>
        <draw:custom-shape draw:style-name="gr4" draw:text-style-name="P4" draw:layer="layout" svg:width="3.81cm" svg:height="1.27cm" svg:x="11.795cm" svg:y="18.78cm">
          <text:p text:style-name="P4">Diagnosis3</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3" draw:layer="layout" svg:width="3.175cm" svg:height="1.27cm" svg:x="13.065cm" svg:y="22.59cm">
            <text:p text:style-name="P1"/>
            <draw:enhanced-geometry svg:viewBox="0 0 21600 21600" draw:path-stretchpoint-x="10800" draw:path-stretchpoint-y="10800" draw:text-areas="?f3 ?f4 ?f5 ?f6" draw:type="round-rectangle" draw:modifiers="8395.279307631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3" draw:text-style-name="P4" draw:layer="layout" svg:width="1.27cm" svg:height="1.27cm" svg:x="13.265cm" svg:y="22.59cm">
            <text:p text:style-name="P4">J</text:p>
          </draw:circle>
          <draw:circle draw:style-name="gr3" draw:text-style-name="P4" draw:layer="layout" svg:width="1.27cm" svg:height="1.27cm" svg:x="14.87cm" svg:y="22.59cm">
            <text:p text:style-name="P4">K</text:p>
          </draw:circle>
        </draw:g>
        <draw:circle draw:style-name="gr3" draw:text-style-name="P4" draw:layer="layout" svg:width="1.27cm" svg:height="1.27cm" svg:x="3.275cm" svg:y="10.42cm">
          <text:p text:style-name="P4">D</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xi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xi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text:min-label-width="-0.6cm" text:min-label-distanc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07-15T12:08:09</meta:creation-date>
    <dc:date>2008-07-15T13:11:06</dc:date>
    <meta:editing-duration>PT00H47M47S</meta:editing-duration>
    <meta:editing-cycles>2</meta:editing-cycles>
    <meta:generator>OpenOffice.org/3.0_Beta$Linux OpenOffice.org_project/300m2$Build-9301</meta:generator>
    <meta:print-date>2008-07-15T13:09:26</meta:print-date>
    <meta:document-statistic meta:object-count="24"/>
    <meta:user-defined meta:name="Info 1" meta:value-type="string"/>
    <meta:user-defined meta:name="Info 2" meta:value-type="string"/>
    <meta:user-defined meta:name="Info 3" meta:value-type="string"/>
    <meta:user-defined meta:name="Info 4" meta:value-type="string"/>
  </office:meta>
</office:document-meta>
</file>